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5-06-0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5-03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024" calcext:value-type="float">
            <text:p>81.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4-12-0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4-09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424" calcext:value-type="float">
            <text:p>83.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4-06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4-03-1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6344" calcext:value-type="float">
            <text:p>80.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3-12-1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3-09-1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7992" calcext:value-type="float">
            <text:p>83.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3-06-0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3-03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2-12-0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2-09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2-06-3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2-03-1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0624" calcext:value-type="float">
            <text:p>80.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1-12-13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328" calcext:value-type="float">
            <text:p>79.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1-09-16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1-06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1104" calcext:value-type="float">
            <text:p>80.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1-03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416" calcext:value-type="float">
            <text:p>79.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0-12-1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0-09-09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0-06-1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20-03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9-12-20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9-09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912" calcext:value-type="float">
            <text:p>80.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9-06-1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9-03-28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8-12-1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8-09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8-06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3776" calcext:value-type="float">
            <text:p>81.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8-03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7-12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7-09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7-06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7-03-1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3-08-0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872" calcext:value-type="float">
            <text:p>73.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3-02-19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8176" calcext:value-type="float">
            <text:p>69.9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2-08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6632" calcext:value-type="float">
            <text:p>77.4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2-02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7528" calcext:value-type="float">
            <text:p>70.1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8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7104" calcext:value-type="float">
            <text:p>71.3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6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9088" calcext:value-type="float">
            <text:p>67.3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6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7136" calcext:value-type="float">
            <text:p>69.2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3888" calcext:value-type="float">
            <text:p>67.6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1912" calcext:value-type="float">
            <text:p>73.97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3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90328" calcext:value-type="float">
            <text:p>73.4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2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1688" calcext:value-type="float">
            <text:p>69.1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1-01-0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12-0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11-0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8856" calcext:value-type="float">
            <text:p>71.6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2992" calcext:value-type="float">
            <text:p>71.1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78192" calcext:value-type="float">
            <text:p>70.8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1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7432" calcext:value-type="float">
            <text:p>72.4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5-11-03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5-08-3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5-06-24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3032" calcext:value-type="float">
            <text:p>75.31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4-09-16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4648" calcext:value-type="float">
            <text:p>73.76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4-06-16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4-03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3-12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83008" calcext:value-type="float">
            <text:p>75.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3-06-17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3-03-1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2-12-2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4288" calcext:value-type="float">
            <text:p>67.0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94344" calcext:value-type="float">
            <text:p>72.09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2-06-0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8528" calcext:value-type="float">
            <text:p>70.5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2-04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3896" calcext:value-type="float">
            <text:p>70.0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1-12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0312" calcext:value-type="float">
            <text:p>68.7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1-09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1088" calcext:value-type="float">
            <text:p>71.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1-06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1-03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0-12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28056" calcext:value-type="float">
            <text:p>69.0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0-09-0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0-06-0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7696" calcext:value-type="float">
            <text:p>69.9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2000-03-09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56456" calcext:value-type="float">
            <text:p>67.6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12-1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3504" calcext:value-type="float">
            <text:p>69.1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9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3592" calcext:value-type="float">
            <text:p>72.1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6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9712" calcext:value-type="float">
            <text:p>68.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016" calcext:value-type="float">
            <text:p>69.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8416" calcext:value-type="float">
            <text:p>71.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1424" calcext:value-type="float">
            <text:p>68.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992" calcext:value-type="float">
            <text:p>67.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6936" calcext:value-type="float">
            <text:p>67.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0088" calcext:value-type="float">
            <text:p>68.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896" calcext:value-type="float">
            <text:p>67.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488" calcext:value-type="float">
            <text:p>69.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4304" calcext:value-type="float">
            <text:p>70.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7-1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08872" calcext:value-type="float">
            <text:p>72.5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1152" calcext:value-type="float">
            <text:p>69.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912" calcext:value-type="float">
            <text:p>69.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84" calcext:value-type="float">
            <text:p>67.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112" calcext:value-type="float">
            <text:p>66.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0568" calcext:value-type="float">
            <text:p>68.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848" calcext:value-type="float">
            <text:p>71.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8272" calcext:value-type="float">
            <text:p>67.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1552" calcext:value-type="float">
            <text:p>63.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024" calcext:value-type="float">
            <text:p>62.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608" calcext:value-type="float">
            <text:p>67.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0464" calcext:value-type="float">
            <text:p>67.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1216" calcext:value-type="float">
            <text:p>66.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4848" calcext:value-type="float">
            <text:p>67.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5496" calcext:value-type="float">
            <text:p>66.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944" calcext:value-type="float">
            <text:p>67.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1944" calcext:value-type="float">
            <text:p>71.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648" calcext:value-type="float">
            <text:p>70.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3928" calcext:value-type="float">
            <text:p>70.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808" calcext:value-type="float">
            <text:p>68.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2008" calcext:value-type="float">
            <text:p>69.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528" calcext:value-type="float">
            <text:p>68.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384" calcext:value-type="float">
            <text:p>68.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224" calcext:value-type="float">
            <text:p>71.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4-05-0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7104" calcext:value-type="float">
            <text:p>65.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132" calcext:value-type="float">
            <text:p>67.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792" calcext:value-type="float">
            <text:p>70.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5032" calcext:value-type="float">
            <text:p>74.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04" calcext:value-type="float">
            <text:p>71.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328" calcext:value-type="float">
            <text:p>68.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0</text:p>
          </table:table-cell>
          <table:table-cell office:value-type="string" calcext:value-type="string">
            <text:p>Oakdale-Sil.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8" meta:object-count="0"/>
    <meta:user-defined meta:name="AppVersion">3.0</meta:user-defined>
  </office:meta>
</office:document-meta>
</file>